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image/png"/>
  <manifest:file-entry manifest:full-path="Pictures/10000000000003A8000001416BFAE9C4.jpg" manifest:media-type="image/jpeg"/>
  <manifest:file-entry manifest:full-path="Pictures/10000000000003C000000149DDA4D64C.jpg" manifest:media-type="image/jpeg"/>
  <manifest:file-entry manifest:full-path="Pictures/100002010000061E00000559248150B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3.74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00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subtitle" style:list-style-name="L7">
      <style:graphic-properties draw:stroke="none" draw:fill="none" draw:fill-color="#ffffff" draw:textarea-horizontal-align="justify" draw:textarea-vertical-align="top" draw:auto-grow-height="true" draw:auto-grow-width="false" fo:min-height="1.745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4" style:family="presentation" style:parent-style-name="Default-outline1" style:list-style-name="L8">
      <style:graphic-properties draw:fill-color="#ffffff" draw:auto-grow-height="true" fo:min-height="5.897cm"/>
    </style:style>
    <style:style style:name="pr5" style:family="presentation" style:parent-style-name="Default-notes" style:list-style-name="L9">
      <style:graphic-properties draw:fill-color="#ffffff" draw:auto-grow-height="true" fo:min-height="13.365cm"/>
    </style:style>
    <style:style style:name="pr6" style:family="presentation" style:parent-style-name="Default-title">
      <style:graphic-properties draw:fill-color="#ffffff" draw:auto-grow-height="true" fo:min-height="2.867cm"/>
    </style:style>
    <style:style style:name="pr7" style:family="presentation" style:parent-style-name="Default-outline1" style:list-style-name="L8">
      <style:graphic-properties draw:fill-color="#ffffff" draw:auto-grow-height="true" fo:min-height="15.239cm"/>
    </style:style>
    <style:style style:name="pr8" style:family="presentation" style:parent-style-name="Default-notes">
      <style:graphic-properties draw:fill-color="#ffffff" fo:min-height="11.997cm"/>
    </style:style>
    <style:style style:name="pr9" style:family="presentation" style:parent-style-name="Default-outline1" style:list-style-name="L8">
      <style:graphic-properties draw:fill-color="#ffffff" draw:auto-grow-height="true" fo:min-height="5.897cm"/>
    </style:style>
    <style:style style:name="pr10" style:family="presentation" style:parent-style-name="Default-outline1" style:list-style-name="L8">
      <style:graphic-properties draw:fill-color="#ffffff" draw:auto-grow-height="true" fo:min-height="5.897cm"/>
    </style:style>
    <style:style style:name="pr11" style:family="presentation" style:parent-style-name="Default-title">
      <style:graphic-properties draw:fill-color="#ffffff" draw:auto-grow-height="true" fo:min-height="2.507cm"/>
    </style:style>
    <style:style style:name="pr12" style:family="presentation" style:parent-style-name="Default-outline1" style:list-style-name="L8">
      <style:graphic-properties draw:fill-color="#ffffff" draw:auto-grow-height="true" fo:min-height="5.897cm"/>
    </style:style>
    <style:style style:name="pr13" style:family="presentation" style:parent-style-name="Default-outline1" style:list-style-name="L8">
      <style:graphic-properties draw:fill-color="#ffffff" draw:auto-grow-height="true" fo:min-height="5.897cm"/>
    </style:style>
    <style:style style:name="pr14" style:family="presentation" style:parent-style-name="Default-outline1" style:list-style-name="L4">
      <style:graphic-properties draw:fill-color="#ffffff" draw:auto-grow-height="true" fo:min-height="13.835cm"/>
    </style:style>
    <style:style style:name="pr15" style:family="presentation" style:parent-style-name="Default-notes" style:list-style-name="L5">
      <style:graphic-properties draw:fill-color="#ffffff" draw:auto-grow-height="true" fo:min-height="13.365cm"/>
    </style:style>
    <style:style style:name="pr16" style:family="presentation" style:parent-style-name="Default-outline1" style:list-style-name="L8">
      <style:graphic-properties draw:fill-color="#ffffff" draw:auto-grow-height="true" fo:min-height="5.897cm"/>
    </style:style>
    <style:style style:name="pr17" style:family="presentation" style:parent-style-name="Default-outline1" style:list-style-name="L8">
      <style:graphic-properties draw:fill-color="#ffffff" draw:auto-grow-height="true" fo:min-height="5.897cm"/>
    </style:style>
    <style:style style:name="pr18" style:family="presentation" style:parent-style-name="Default-outline1" style:list-style-name="L8">
      <style:graphic-properties draw:fill-color="#ffffff" draw:auto-grow-height="true" fo:min-height="5.897cm"/>
    </style:style>
    <style:style style:name="pr19" style:family="presentation" style:parent-style-name="Default-outline1" style:list-style-name="L8">
      <style:graphic-properties draw:fill-color="#ffffff" draw:auto-grow-height="true" fo:min-height="5.897cm"/>
    </style:style>
    <style:style style:name="pr20" style:family="presentation" style:parent-style-name="Default-outline1" style:list-style-name="L8">
      <style:graphic-properties draw:fill-color="#ffffff" draw:auto-grow-height="true" fo:min-height="5.897cm"/>
    </style:style>
    <style:style style:name="pr21" style:family="presentation" style:parent-style-name="Default-outline1" style:list-style-name="L8">
      <style:graphic-properties draw:fill-color="#ffffff" draw:auto-grow-height="true" fo:min-height="5.897cm"/>
    </style:style>
    <style:style style:name="pr22" style:family="presentation" style:parent-style-name="Default-outline1" style:list-style-name="L8">
      <style:graphic-properties draw:fill-color="#ffffff" draw:auto-grow-height="true" fo:min-height="5.897cm"/>
    </style:style>
    <style:style style:name="pr23" style:family="presentation" style:parent-style-name="Default-outline1" style:list-style-name="L8">
      <style:graphic-properties draw:fill-color="#ffffff" draw:auto-grow-height="true" fo:min-height="5.897cm"/>
    </style:style>
    <style:style style:name="pr24" style:family="presentation" style:parent-style-name="Default-outline1" style:list-style-name="L8">
      <style:graphic-properties draw:fill-color="#ffffff" draw:auto-grow-height="true" fo:min-height="5.897cm"/>
    </style:style>
    <style:style style:name="pr25" style:family="presentation" style:parent-style-name="Default-outline1" style:list-style-name="L8">
      <style:graphic-properties draw:fill-color="#ffffff" draw:auto-grow-height="true" fo:min-height="5.897cm"/>
    </style:style>
    <style:style style:name="pr26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925cm" fo:min-width="0cm" fo:padding-top="0.13cm" fo:padding-bottom="0.13cm" fo:padding-left="0.25cm" fo:padding-right="0.25cm" fo:wrap-option="wrap" draw:shadow="hidden" draw:shadow-color="#808080"/>
    </style:style>
    <style:style style:name="pr27" style:family="presentation" style:parent-style-name="Title1-subtitle" style:list-style-name="L7">
      <style:graphic-properties draw:stroke="none" draw:fill="none" draw:fill-color="#ffffff" draw:textarea-horizontal-align="justify" draw:textarea-vertical-align="top" draw:auto-grow-height="true" draw:auto-grow-width="false" fo:min-height="1.745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margin-top="0.335cm" fo:margin-bottom="0cm" fo:line-height="90%" fo:text-align="center" fo:text-indent="0cm" style:punctuation-wrap="hanging" style:line-break="strict"/>
      <style:text-properties fo:font-family="'DejaVu Sans'" style:font-pitch="variable"/>
    </style:style>
    <style:style style:name="P2" style:family="paragraph"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  <style:text-properties fo:font-family="'DejaVu Sans'" style:font-pitch="variabl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0.114cm" fo:margin-bottom="0.229cm" fo:line-height="95%" fo:text-indent="0cm" style:punctuation-wrap="hanging" style:line-break="strict" style:writing-mode="lr-tb"/>
      <style:text-properties fo:font-family="'DejaVu Sans'" style:font-pitch="variable" fo:font-size="24pt" style:font-size-asian="24pt" style:font-size-complex="2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  <style:text-properties fo:font-family="'DejaVu Sans'" style:font-pitch="variable"/>
    </style:style>
    <style:style style:name="P7" style:family="paragraph">
      <style:paragraph-properties fo:margin-left="0cm" fo:margin-right="0cm" fo:text-indent="0cm"/>
      <style:text-properties fo:color="#ffffff" fo:font-family="'DejaVu Sans'" style:font-pitch="variable" fo:font-size="40pt"/>
    </style:style>
    <style:style style:name="P8" style:family="paragraph">
      <style:paragraph-properties fo:margin-left="0.93cm" fo:margin-right="0cm" fo:text-indent="-0.93cm"/>
      <style:text-properties fo:font-family="'DejaVu Sans'" style:font-pitch="variable"/>
    </style:style>
    <style:style style:name="P9" style:family="paragraph">
      <style:paragraph-properties fo:margin-left="0.6cm" fo:margin-right="0cm" fo:text-indent="0cm"/>
      <style:text-properties fo:font-size="12pt"/>
    </style:style>
    <style:style style:name="P10" style:family="paragraph">
      <style:paragraph-properties fo:margin-left="0cm" fo:margin-right="0cm" fo:text-indent="0cm"/>
      <style:text-properties fo:font-size="12pt"/>
    </style:style>
    <style:style style:name="P11" style:family="paragraph">
      <style:paragraph-properties fo:margin-left="0cm" fo:margin-right="0cm" fo:text-indent="0cm"/>
      <style:text-properties fo:font-family="'DejaVu Sans'" style:font-pitch="variable" fo:font-size="24pt" style:font-size-asian="24pt" style:font-size-complex="24pt"/>
    </style:style>
    <style:style style:name="P12" style:family="paragraph">
      <style:text-properties fo:font-family="'DejaVu Sans'" style:font-pitch="variable"/>
    </style:style>
    <style:style style:name="P13" style:family="paragraph">
      <style:paragraph-properties fo:margin-left="0cm" fo:margin-right="0cm" fo:text-indent="0cm"/>
      <style:text-properties fo:font-family="'DejaVu Sans'" style:font-pitch="variable" fo:font-size="32pt" style:font-size-asian="32pt" style:font-size-complex="32pt"/>
    </style:style>
    <style:style style:name="P14" style:family="paragraph">
      <style:paragraph-properties fo:margin-left="0cm" fo:margin-right="0cm" fo:text-indent="0cm"/>
      <style:text-properties fo:color="#ffffff" fo:font-family="'DejaVu Sans'" style:font-pitch="variable" fo:font-size="36pt" style:font-size-asian="36pt" style:font-size-complex="36pt"/>
    </style:style>
    <style:style style:name="P15" style:family="paragraph">
      <style:paragraph-properties fo:margin-left="0.94cm" fo:margin-right="0cm" fo:margin-top="0.508cm" fo:margin-bottom="0.229cm" fo:text-indent="-0.889cm"/>
      <style:text-properties fo:font-family="'DejaVu Sans'" style:font-pitch="variable"/>
    </style:style>
    <style:style style:name="P16" style:family="paragraph">
      <style:paragraph-properties fo:margin-left="0cm" fo:margin-right="0cm" fo:line-height="150%" fo:text-align="start" fo:text-indent="0cm"/>
    </style:style>
    <style:style style:name="P17" style:family="paragraph">
      <style:paragraph-properties fo:margin-left="0cm" fo:margin-right="0cm" fo:line-height="150%" fo:text-align="start" fo:text-indent="0cm"/>
      <style:text-properties fo:font-size="12pt"/>
    </style:style>
    <style:style style:name="P18" style:family="paragraph">
      <style:paragraph-properties fo:margin-left="0cm" fo:margin-right="0cm" fo:text-indent="0cm"/>
      <style:text-properties fo:font-family="'DejaVu Sans'" style:font-pitch="variable" fo:font-size="36pt" style:font-size-asian="36pt" style:font-size-complex="36pt"/>
    </style:style>
    <style:style style:name="P19" style:family="paragraph">
      <style:paragraph-properties fo:margin-left="0cm" fo:margin-right="0cm" fo:margin-top="0.102cm" fo:margin-bottom="0.127cm" fo:line-height="85%" fo:text-indent="0cm"/>
      <style:text-properties fo:font-family="'DejaVu Sans'" style:font-pitch="variable"/>
    </style:style>
    <style:style style:name="P20" style:family="paragraph">
      <style:paragraph-properties fo:margin-left="0.94cm" fo:margin-right="0cm" fo:line-height="85%" fo:text-indent="-0.889cm"/>
      <style:text-properties fo:font-family="'DejaVu Sans'" style:font-pitch="variable"/>
    </style:style>
    <style:style style:name="P21" style:family="paragraph">
      <style:paragraph-properties fo:margin-left="0cm" fo:margin-right="0cm" fo:margin-top="0.102cm" fo:margin-bottom="0.178cm" fo:line-height="85%" fo:text-indent="0cm"/>
      <style:text-properties fo:font-family="'DejaVu Sans'" style:font-pitch="variable"/>
    </style:style>
    <style:style style:name="P22" style:family="paragraph">
      <style:paragraph-properties fo:margin-left="0.93cm" fo:margin-right="0cm" fo:text-indent="-0.93cm"/>
      <style:text-properties fo:font-family="'DejaVu Sans'" style:font-pitch="variable" fo:font-size="22pt" style:font-size-asian="22pt" style:font-size-complex="22pt"/>
    </style:style>
    <style:style style:name="P23" style:family="paragraph">
      <style:paragraph-properties fo:margin-left="0cm" fo:margin-right="0cm" fo:text-indent="0cm"/>
      <style:text-properties fo:font-family="'DejaVu Sans'" style:font-pitch="variable" fo:font-size="22pt" style:font-size-asian="22pt" style:font-size-complex="22pt"/>
    </style:style>
    <style:style style:name="P24" style:family="paragraph">
      <style:paragraph-properties fo:margin-left="0cm" fo:margin-right="0cm" fo:margin-top="0.335cm" fo:margin-bottom="0cm" fo:line-height="85%" fo:text-align="center" fo:text-indent="0cm" style:punctuation-wrap="hanging" style:line-break="strict"/>
      <style:text-properties fo:font-family="'DejaVu Sans'" style:font-pitch="variable"/>
    </style:style>
    <style:style style:name="P25" style:family="paragraph">
      <style:paragraph-properties fo:margin-left="0cm" fo:margin-right="0cm" fo:margin-top="0.335cm" fo:margin-bottom="0cm" fo:line-height="85%" fo:text-align="center" fo:text-indent="0cm" style:punctuation-wrap="hanging" style:line-break="strict" style:writing-mode="lr-tb"/>
      <style:text-properties fo:font-family="'DejaVu Sans'" style:font-pitch="variable"/>
    </style:style>
    <style:style style:name="T1" style:family="text">
      <style:text-properties fo:color="#000000" fo:language="en" fo:country="GB"/>
    </style:style>
    <style:style style:name="T2" style:family="text">
      <style:text-properties fo:font-family="'DejaVu Sans'" style:font-pitch="variable" fo:font-size="24pt" style:font-size-asian="24pt" style:font-size-complex="24pt"/>
    </style:style>
    <style:style style:name="T3" style:family="text">
      <style:text-properties fo:color="#ffffff" fo:font-size="40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000000" fo:font-size="24pt" style:font-size-asian="24pt" style:font-size-complex="24pt"/>
    </style:style>
    <style:style style:name="T9" style:family="text">
      <style:text-properties fo:color="#ff33ff" fo:font-size="24pt" style:font-size-asian="24pt" style:font-size-complex="24pt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color="#ffffff" fo:font-size="36pt" style:font-size-asian="36pt" style:font-size-complex="36pt"/>
    </style:style>
    <style:style style:name="T12" style:family="text">
      <style:text-properties fo:font-size="24pt" fo:font-weight="bold" style:font-size-asian="24pt" style:font-size-complex="24pt"/>
    </style:style>
    <style:style style:name="T13" style:family="text">
      <style:text-properties fo:font-size="24pt" fo:font-weight="normal" style:font-size-asian="24pt" style:font-size-complex="24pt"/>
    </style:style>
    <style:style style:name="T14" style:family="text">
      <style:text-properties fo:color="#000000" fo:font-size="26pt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size="22pt" fo:font-weight="bold" style:font-size-asian="22pt" style:font-size-complex="22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color="#000000" fo:font-family="'DejaVu Sans'" style:font-pitch="variable" fo:language="en" fo:country="GB"/>
    </style:style>
    <text:list-style style:name="L1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">
        <style:list-level-properties text:space-before="0.051cm" text:min-label-width="0.889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space-before="1.75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7.2cm" svg:height="3.264cm" svg:x="2.666cm" svg:y="9.776cm" presentation:class="title" presentation:user-transformed="true">
          <draw:text-box>
            <text:p text:style-name="P1"><text:span text:style-name="T1">Linux</text:span><text:span text:style-name="T1"><text:line-break/></text:span><text:span text:style-name="T1">Shell-ի պարզ հրամաններ </text:span></text:p>
          </draw:text-box>
        </draw:frame>
        <draw:frame presentation:style-name="pr2" draw:text-style-name="P4" draw:layer="layout" svg:width="22.4cm" svg:height="2.005cm" svg:x="5.08cm" svg:y="15.371cm">
          <draw:text-box>
            <text:p text:style-name="P3"><text:span text:style-name="T2"><text:a xlink:href="http://instigate-training-center.am/" xlink:type="simple">instigate-training-center.am</text:a>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13.742cm" svg:height="1.644cm" svg:x="2.768cm" svg:y="1.27cm">
          <draw:text-box>
            <text:p text:style-name="P6"><text:span text:style-name="T3">Թեմաներ</text:span></text:p>
          </draw:text-box>
        </draw:frame>
        <draw:frame presentation:style-name="pr4" draw:text-style-name="P8" draw:layer="layout" svg:width="28.84cm" svg:height="10.718cm" svg:x="1.505cm" svg:y="5.586cm" presentation:class="outline" presentation:user-transformed="true">
          <draw:text-box>
            <text:list text:style-name="L4">
              <text:list-item>
                <text:p text:style-name="P8"><text:span text:style-name="T4">Հրամանի տողի օգտակարությունը file-երի հետ աշխատելու համար </text:span></text:p>
              </text:list-item>
              <text:list-item>
                <text:p text:style-name="P6">Հայտնի shell-երը</text:p>
              </text:list-item>
              <text:list-item>
                <text:p text:style-name="P6">Միստիկ, սև էկրան</text:p>
              </text:list-item>
              <text:list-item>
                <text:p text:style-name="P6">Շրջել file համակարգում (system)</text:p>
              </text:list-item>
              <text:list-item>
                <text:p text:style-name="P6">Ստեխծել/դիտարկել file-եր և դիրեկտորիաներ (directories)</text:p>
              </text:list-item>
              <text:list-item>
                <text:p text:style-name="P6">Փոփոխել file-ի հատկանիշները</text:p>
              </text:list-item>
              <text:list-item>
                <text:p text:style-name="P6">Հղումներ (Links/shortcuts)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0.001cm" svg:height="36.766cm" svg:x="0cm" svg:y="0cm" draw:page-number="2" presentation:class="page"/>
          <draw:frame presentation:style-name="pr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frame presentation:style-name="pr6" draw:text-style-name="P6" draw:layer="layout" svg:width="28.749cm" svg:height="2.867cm" svg:x="1.599cm" svg:y="0.799cm" presentation:class="title" presentation:user-transformed="true">
          <draw:text-box>
            <text:p text:style-name="P6">Հայտնի shell-երը</text:p>
          </draw:text-box>
        </draw:frame>
        <draw:frame presentation:style-name="pr7" draw:text-style-name="P8" draw:layer="layout" svg:width="28.84cm" svg:height="15.239cm" svg:x="1.67cm" svg:y="4.411cm" presentation:class="outline" presentation:user-transformed="true">
          <draw:text-box>
            <text:p text:style-name="P8"><text:span text:style-name="T4">Ամենատարածված և հայտնի shell-երը</text:span></text:p>
            <text:list text:style-name="L4">
              <text:list-item>
                <text:p text:style-name="P6"><text:span text:style-name="T4">sh: <text:s/></text:span><text:span text:style-name="T5">Bourne shell (հնացած) (ստացել է Bourne անունը, բազային shell գտնվող Unix համակարգում )</text:span></text:p>
              </text:list-item>
              <text:list-item>
                <text:p text:style-name="P6"><text:span text:style-name="T5">csh: <text:s/>C shell (հնացած)</text:span></text:p>
                <text:p text:style-name="P6"><text:span text:style-name="T5">արդեն իսկ հայտնի shell-ը C-ի նման շարահյուսությամբ (syntax)</text:span></text:p>
              </text:list-item>
              <text:list-item>
                <text:p text:style-name="P6"><text:span text:style-name="T5">tcsh: <text:s/>TC shell (շատ հանրաճանաչ <text:s/>մինչ օրս)</text:span></text:p>
                <text:p text:style-name="P6"><text:span text:style-name="T5">C shell համատեղելի իրականացմամբ , զարգացած հնարավորություններով</text:span></text:p>
                <text:p text:style-name="P6"><text:span text:style-name="T5">(հրամանի <text:s/>ավարտում, պատմության <text:s/>փոփոխում <text:s/>և այլն...)</text:span></text:p>
              </text:list-item>
              <text:list-item>
                <text:p text:style-name="P6"><text:span text:style-name="T4">bash: <text:s/>The Bourne Again shell(ամենահանրաճանա)</text:span></text:p>
                <text:p text:style-name="P6"><text:span text:style-name="T5">sh-ի կատարելագործվածիրականացումն է՝ ավելացված <text:s/>բազմաթիվ նկարագրություններով։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" presentation:class="page"/>
          <draw:frame presentation:style-name="pr8" draw:text-style-name="P10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office:forms form:automatic-focus="false" form:apply-design-mode="false"/>
        <draw:frame presentation:style-name="pr6" draw:text-style-name="P6" draw:layer="layout" svg:width="28.749cm" svg:height="2.867cm" svg:x="1.599cm" svg:y="0.799cm" presentation:class="title" presentation:user-transformed="true">
          <draw:text-box>
            <text:p text:style-name="P6">Միստիկ, սև էկրան</text:p>
          </draw:text-box>
        </draw:frame>
        <draw:frame presentation:style-name="pr9" draw:text-style-name="P11" draw:layer="layout" svg:width="28.84cm" svg:height="15.666cm" svg:x="1.105cm" svg:y="4.285cm" presentation:class="outline" presentation:user-transformed="true">
          <draw:text-box>
            <text:list text:style-name="L4">
              <text:list-item>
                <text:p text:style-name="P6"><text:span text:style-name="T6">&lt;Ctrl&gt;+&lt;Alt&gt;+T որպեսզի բացվի <text:s/>Terminal-ը</text:span></text:p>
              </text:list-item>
              <text:list-item>
                <text:p text:style-name="P8"><text:span text:style-name="T6">&lt;TAB&gt; key ավարտում <text:s/>է թերի հրամանը command/file անունով</text:span></text:p>
              </text:list-item>
              <text:list-item>
                <text:p text:style-name="P6"><text:span text:style-name="T6">&lt;Ctrl&gt; + R փնտրում է <text:s/>նախկինում տպագրված հրամաններում</text:span></text:p>
              </text:list-item>
              <text:list-item>
                <text:p text:style-name="P6"><text:span text:style-name="T6">“</text:span><text:span text:style-name="T6">history” հրամանը <text:s/>ցուցադրում է նախկինում տպագրված հրամանների ցուցակը։</text:span></text:p>
              </text:list-item>
              <text:list-item>
                <text:p text:style-name="P6"><text:span text:style-name="T6">“</text:span><text:span text:style-name="T6">man” հրամանը բացում է ձեռնարկ էջը ընտրված հրամանի համար։</text:span></text:p>
              </text:list-item>
              <text:list-item>
                <text:p text:style-name="P6"><text:span text:style-name="T6">“</text:span><text:span text:style-name="T6">apropos” հրամանը փնտրում է man էջերում տվյալ փնտրվող բառի (keyword) համար։</text:span></text:p>
              </text:list-item>
              <text:list-item>
                <text:p text:style-name="P6"><text:span text:style-name="T6">Գրեթե բոլոր հրամանները ունեն <text:s/>“--help” տարբերակ, որը ցուցադրում է տեղեկատվություն իրենց օգտագործվման մասին։</text:span></text:p>
              </text:list-item>
            </text:list>
            <text:p text:style-name="P6"><text:span text:style-name="T6"/></text:p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4" presentation:class="page"/>
          <draw:frame presentation:style-name="pr8" draw:text-style-name="P10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date-time-name="dtd1">
        <office:forms form:automatic-focus="false" form:apply-design-mode="false"/>
        <draw:frame presentation:style-name="pr6" draw:text-style-name="P13" draw:layer="layout" svg:width="28.749cm" svg:height="3.002cm" svg:x="1.599cm" svg:y="0.731cm" presentation:class="title" presentation:user-transformed="true">
          <draw:text-box>
            <text:p text:style-name="P12"><text:span text:style-name="T7">Օգտագործել <text:s/>ստեղնաշարի հղումները</text:span><text:span text:style-name="T7"><text:line-break/></text:span><text:span text:style-name="T7"><text:line-break/></text:span><text:span text:style-name="T7">(Keyboard Shortcuts)</text:span></text:p>
          </draw:text-box>
        </draw:frame>
        <draw:frame presentation:style-name="pr10" draw:text-style-name="P11" draw:layer="layout" svg:width="28.84cm" svg:height="14.255cm" svg:x="1.005cm" svg:y="4.385cm" presentation:class="outline" presentation:user-transformed="true">
          <draw:text-box>
            <text:list text:style-name="L4">
              <text:list-item>
                <text:p text:style-name="P11"><text:span text:style-name="T6">&lt;Ctrl&gt; + L մաքրում է էկրանը</text:span></text:p>
              </text:list-item>
              <text:list-item>
                <text:p text:style-name="P11"><text:span text:style-name="T6">&lt;Ctrl&gt; + C կանգնեցնում է ընթացիկ հրամանը <text:s/>և սկսում է <text:s/>նոր տողից։</text:span></text:p>
              </text:list-item>
              <text:list-item>
                <text:p text:style-name="P11"><text:span text:style-name="T6">&lt;Up arrow&gt; ցույց է տալիս նախկինում կատարված հրամանը</text:span></text:p>
              </text:list-item>
              <text:list-item>
                <text:p text:style-name="P11"><text:span text:style-name="T6">&lt;Down arrow&gt; ցույց է տալիս հաջորդ <text:s/>կատարված հրամանը</text:span></text:p>
              </text:list-item>
              <text:list-item>
                <text:p text:style-name="P11"><text:span text:style-name="T6">&lt;Ctrl&gt;+&lt;Shiift&gt;+C պատճենում է ընտրված տեքստը</text:span></text:p>
              </text:list-item>
              <text:list-item>
                <text:p text:style-name="P11"><text:span text:style-name="T6">&lt;Ctrl&gt;+&lt;Shiift&gt;+V Տեղադրում է պատճենված <text:s/>տեքստը</text:span></text:p>
              </text:list-item>
              <text:list-item>
                <text:p text:style-name="P11"><text:span text:style-name="T6">&lt;Mouse Button 3&gt; պատճենում է ընտրված տեքստը և տեղադրում այն</text:span></text:p>
              </text:list-item>
              <text:list-item>
                <text:p text:style-name="P11"><text:span text:style-name="T6">&lt;Ctrl&gt;+W կտրում է ընթացիկ բառը մինչև կուրսորը (cursor)</text:span></text:p>
              </text:list-item>
              <text:list-item>
                <text:p text:style-name="P11"><text:span text:style-name="T6">&lt;Ctrl&gt;+U կտրում է ամեն ինչ մինչև կուրսորը և</text:span><text:span text:style-name="T8"> պատճենում</text:span><text:span text:style-name="T9"> </text:span><text:span text:style-name="T6">այն հատուկ clipboard-ում և &lt;Ctrl&gt;+Y տեղադրում է</text:span><text:span text:style-name="T6"><text:line-break/></text:span><text:span text:style-name="T6">հատուկ clipboard-ից։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5" presentation:class="page"/>
          <draw:frame presentation:style-name="pr8" draw:text-style-name="P10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date-time-name="dtd1">
        <office:forms form:automatic-focus="false" form:apply-design-mode="false"/>
        <draw:frame presentation:style-name="pr11" draw:text-style-name="P6" draw:layer="layout" svg:width="28.749cm" svg:height="2.507cm" svg:x="1.599cm" svg:y="0.768cm" presentation:class="title" presentation:user-transformed="true">
          <draw:text-box>
            <text:p text:style-name="P6">ls հրամանը</text:p>
          </draw:text-box>
        </draw:frame>
        <draw:frame presentation:style-name="pr12" draw:text-style-name="P11" draw:layer="layout" svg:width="28.84cm" svg:height="14.534cm" svg:x="1.605cm" svg:y="4.285cm" presentation:class="outline" presentation:user-transformed="true">
          <draw:text-box>
            <text:list text:style-name="L4">
              <text:list-header>
                <text:p text:style-name="P6"><text:span text:style-name="T10">Ցուցադրում է նշված դիրեկտորիայի file-երի ցուցակը, այբբենական կարգով, բացառությամբ file-երը, որոնք սկսվում են “.” սիմվոլով.</text:span></text:p>
              </text:list-header>
              <text:list-item>
                <text:p text:style-name="P8"><text:span text:style-name="T10">ls -a (all)</text:span></text:p>
                <text:list>
                  <text:list-header>
                    <text:p text:style-name="P12"><text:span text:style-name="T10">բոլոր file-երի ցուցակը (ներառված .* file-երը)</text:span></text:p>
                  </text:list-header>
                </text:list>
              </text:list-item>
              <text:list-item>
                <text:p text:style-name="P8"><text:span text:style-name="T10">ls -l (long)</text:span></text:p>
                <text:list>
                  <text:list-header>
                    <text:p text:style-name="P12"><text:span text:style-name="T10">Ընդլայնած (Long) ցուցակ (տեսակ (type),ժամանակ (date),չափ (size), սեփականատեր (owner), թույլտվությունները (permissions))</text:span></text:p>
                  </text:list-header>
                </text:list>
              </text:list-item>
              <text:list-item>
                <text:p text:style-name="P8"><text:span text:style-name="T10">ls -t (time)</text:span></text:p>
                <text:list>
                  <text:list-header>
                    <text:p text:style-name="P12"><text:span text:style-name="T10">Ցուցադրում է առավել թարմ ֆայլերը առաջինը</text:span></text:p>
                  </text:list-header>
                </text:list>
              </text:list-item>
              <text:list-item>
                <text:p text:style-name="P8"><text:span text:style-name="T10">ls -r (reverse)</text:span></text:p>
                <text:list>
                  <text:list-header>
                    <text:p text:style-name="P12"><text:span text:style-name="T10">փոխում է դասավորության կարգը</text:span></text:p>
                  </text:list-header>
                </text:list>
              </text:list-item>
              <text:list-item>
                <text:p text:style-name="P8"><text:span text:style-name="T10">ls -ltr (պարամատրերը կարող են համատեղվել)</text:span></text:p>
                <text:list>
                  <text:list-header>
                    <text:p text:style-name="P12"><text:span text:style-name="T10">Ընդլայնված ցուցակ, ավելի թարմ ֆայլերը վերջում</text:span></text:p>
                  </text:list-header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6" presentation:class="page"/>
          <draw:frame presentation:style-name="pr8" draw:text-style-name="P10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office:forms form:automatic-focus="false" form:apply-design-mode="false"/>
        <draw:frame presentation:style-name="pr6" draw:text-style-name="P6" draw:layer="layout" svg:width="28.749cm" svg:height="2.867cm" svg:x="1.599cm" svg:y="0.799cm" presentation:class="title" presentation:user-transformed="true">
          <draw:text-box>
            <text:p text:style-name="P6">File անունի <text:s/>նմանեցման փոխարինումը</text:p>
          </draw:text-box>
        </draw:frame>
        <draw:frame presentation:style-name="pr13" draw:text-style-name="P11" draw:layer="layout" svg:width="28.84cm" svg:height="13.912cm" svg:x="1.605cm" svg:y="4.445cm" presentation:class="outline" presentation:user-transformed="true">
          <draw:text-box>
            <text:list text:style-name="L4">
              <text:list-header>
                <text:p text:style-name="P6"><text:span text:style-name="T5">Լավագույնս կարելի է ներկայացնել օրինակով</text:span></text:p>
              </text:list-header>
              <text:list-item>
                <text:p text:style-name="P6"><text:span text:style-name="T5">ls a*.txt</text:span></text:p>
                <text:p text:style-name="P6"><text:span text:style-name="T5">shell-ը սկզբում փոխարինում է <text:s/>a*.txt բոլոր file-երի անունները</text:span></text:p>
                <text:p text:style-name="P6"><text:span text:style-name="T5">սկսվող a-ով և վերջացող <text:s/>.txt-ով (բացառությամբ այն file-երը որոնք սկսվում են .), և այդ ամենից հետո կատարում է ls հրամանը</text:span></text:p>
              </text:list-item>
              <text:list-item>
                <text:p text:style-name="P6"><text:span text:style-name="T5">ls .*</text:span></text:p>
                <text:p text:style-name="P6"><text:span text:style-name="T5">բոլոր այն file-երի ցուցակը, որոնք սկսվում են՝ ․</text:span></text:p>
              </text:list-item>
              <text:list-item>
                <text:p text:style-name="P6"><text:span text:style-name="T5">ls *.jpg</text:span><text:span text:style-name="T5"><text:line-break/></text:span><text:span text:style-name="T5"> բոլոր այն file-երի ցուցակը, որոնք <text:s/>վերջանում են .jpg</text:span></text:p>
              </text:list-item>
              <text:list-item>
                <text:p text:style-name="P6"><text:span text:style-name="T5">ls -d */</text:span><text:span text:style-name="T5"><text:line-break/></text:span><text:span text:style-name="T5">միայն դիրեկտորիաների (directories) ցուցակը ․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7" presentation:class="page"/>
          <draw:frame presentation:style-name="pr8" draw:text-style-name="P10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date-time-name="dtd1">
        <office:forms form:automatic-focus="false" form:apply-design-mode="false"/>
        <draw:frame draw:style-name="gr4" draw:text-style-name="P14" draw:layer="layout" svg:width="17.147cm" svg:height="1.479cm" svg:x="2.268cm" svg:y="1.37cm">
          <draw:text-box>
            <text:p text:style-name="P6"><text:span text:style-name="T11">Շրջել ֆայլ համակարգով </text:span></text:p>
          </draw:text-box>
        </draw:frame>
        <draw:frame presentation:style-name="pr14" draw:text-style-name="P8" draw:layer="layout" svg:width="29.845cm" svg:height="13.835cm" svg:x="1.21cm" svg:y="4.519cm" presentation:class="outline" presentation:user-transformed="true">
          <draw:text-box>
            <text:p text:style-name="P8"><text:span text:style-name="T12"><text:s text:c="4"/>“</text:span><text:span text:style-name="T12">cd” հրամանը <text:s/>թույլ է տալիս <text:s/>շրջել <text:s/>file համակարգով. </text:span></text:p>
            <text:list text:style-name="L4">
              <text:list-header>
                <text:p text:style-name="P6"><text:span text:style-name="T6"/></text:p>
              </text:list-header>
              <text:list-item>
                <text:p text:style-name="P6"><text:span text:style-name="T6">“</text:span><text:span text:style-name="T6">cd &lt;path&gt;” փոխվում է <text:s/>&lt;path&gt;-ի դիրեկտորիա (directory).</text:span></text:p>
              </text:list-item>
              <text:list-item>
                <text:p text:style-name="P6"><text:span text:style-name="T6">“</text:span><text:span text:style-name="T6">cd ..” - փոխում է դիրեկտորիան (directory) մեկ մակարդակ բարձր</text:span></text:p>
              </text:list-item>
              <text:list-item>
                <text:p text:style-name="P6"><text:span text:style-name="T6">“</text:span><text:span text:style-name="T6">cd -” - վերադառնում է նախկին դիրեկտորիա (directory).</text:span></text:p>
              </text:list-item>
              <text:list-item>
                <text:p text:style-name="P6"><text:span text:style-name="T6">“</text:span><text:span text:style-name="T6">cd ~” - անցնում է <text:s/>ընթացիկ օգտագործողի <text:s/>home դիրեկտորիա</text:span></text:p>
              </text:list-item>
            </text:list>
            <text:p text:style-name="P15"><text:span text:style-name="T13"/></text:p>
          </draw:text-box>
        </draw:frame>
        <presentation:notes draw:style-name="dp4" presentation:use-date-time-name="dtd1">
          <draw:page-thumbnail draw:style-name="gr3" draw:layer="layout" svg:width="0.001cm" svg:height="36.766cm" svg:x="0cm" svg:y="0cm" draw:page-number="8" presentation:class="page"/>
          <draw:frame presentation:style-name="pr15" draw:text-style-name="P17" draw:layer="layout" svg:width="16.79cm" svg:height="13.365cm" svg:x="2.098cm" svg:y="14.107cm" presentation:class="notes" presentation:user-transformed="true">
            <draw:text-box>
              <text:p text:style-name="P16"><text:span text:style-name="T14">Bugzilla is dependent on the availability of an e-mail system for its user authentication and for other tasks</text:span></text:p>
            </draw:text-box>
          </draw:frame>
        </presentation:notes>
      </draw:page>
      <draw:page draw:name="page9" draw:style-name="dp3" draw:master-page-name="Default" presentation:presentation-page-layout-name="AL1T0" presentation:use-date-time-name="dtd1">
        <office:forms form:automatic-focus="false" form:apply-design-mode="false"/>
        <draw:frame presentation:style-name="pr6" draw:text-style-name="P6" draw:layer="layout" svg:width="28.749cm" svg:height="2.867cm" svg:x="1.799cm" svg:y="0.699cm" presentation:class="title" presentation:user-transformed="true">
          <draw:text-box>
            <text:p text:style-name="P6">cp հրամաններ</text:p>
          </draw:text-box>
        </draw:frame>
        <draw:frame presentation:style-name="pr16" draw:text-style-name="P11" draw:layer="layout" svg:width="28.84cm" svg:height="12.158cm" svg:x="1.705cm" svg:y="4.285cm" presentation:class="outline" presentation:user-transformed="true">
          <draw:text-box>
            <text:list text:style-name="L4">
              <text:list-item>
                <text:p text:style-name="P6"><text:span text:style-name="T5">cp &lt;source_file&gt; &lt;target_file&gt;</text:span></text:p>
                <text:p text:style-name="P6"><text:span text:style-name="T5">պատճենում է source file-ը <text:s text:c="2"/>target <text:s/>file-ում</text:span></text:p>
              </text:list-item>
              <text:list-item>
                <text:p text:style-name="P6"><text:span text:style-name="T5">cp file1 file2 file3 ... dir</text:span></text:p>
                <text:p text:style-name="P6"><text:span text:style-name="T5">պատճենում է file-երը dir դիրեկտորիաում (վերջին պարամետր)</text:span></text:p>
              </text:list-item>
              <text:list-item>
                <text:p text:style-name="P6"><text:span text:style-name="T5">cp -i (interactive)</text:span></text:p>
                <text:p text:style-name="P6"><text:span text:style-name="T5">Հարցնում է օգտագործողին, որպեսզի նա հաստատի,եթե <text:s text:c="2"/>target file-երը արդեն իսկ գոյություն ունեն </text:span></text:p>
              </text:list-item>
              <text:list-item>
                <text:p text:style-name="P6"><text:span text:style-name="T5">cp -r &lt;source dir&gt; &lt;target_dir&gt; (recursive)</text:span></text:p>
                <text:p text:style-name="P6"><text:span text:style-name="T5">պատճենում է դիրեկտորիաները ռեկուրսիվ կերպով <text:s/>(recursively)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9" presentation:class="page"/>
          <draw:frame presentation:style-name="pr8" draw:text-style-name="P10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date-time-name="dtd1">
        <office:forms form:automatic-focus="false" form:apply-design-mode="false"/>
        <draw:frame presentation:style-name="pr6" draw:text-style-name="P6" draw:layer="layout" svg:width="28.749cm" svg:height="2.867cm" svg:x="1.599cm" svg:y="0.799cm" presentation:class="title" presentation:user-transformed="true">
          <draw:text-box>
            <text:p text:style-name="P6">mv and rm հրամաններ</text:p>
          </draw:text-box>
        </draw:frame>
        <draw:frame presentation:style-name="pr17" draw:text-style-name="P11" draw:layer="layout" svg:width="28.84cm" svg:height="13.721cm" svg:x="1.005cm" svg:y="4.285cm" presentation:class="outline" presentation:user-transformed="true">
          <draw:text-box>
            <text:list text:style-name="L4">
              <text:list-item>
                <text:p text:style-name="P6"><text:span text:style-name="T5">mv &lt;old_name&gt; &lt;new_name&gt;</text:span></text:p>
                <text:p text:style-name="P6"><text:span text:style-name="T5">վերանվանում է տրված file-ը կամ դիրեկտորիան (directory)</text:span></text:p>
              </text:list-item>
              <text:list-item>
                <text:p text:style-name="P6"><text:span text:style-name="T5">mv -i (interactive)</text:span></text:p>
                <text:p text:style-name="P6"><text:span text:style-name="T5">եթե նոր file-ը արդեն իսկ գոյություն ունի, հարցնում է օգտագործողին հաստատման համար </text:span></text:p>
              </text:list-item>
              <text:list-item>
                <text:p text:style-name="P6"><text:span text:style-name="T5">rm file1 file2 file3 ...</text:span></text:p>
                <text:p text:style-name="P6"><text:span text:style-name="T5">հեռացնում է նշված file-երը</text:span></text:p>
              </text:list-item>
              <text:list-item>
                <text:p text:style-name="P6"><text:span text:style-name="T5">rm -i (interactive)</text:span></text:p>
                <text:p text:style-name="P6"><text:span text:style-name="T5">միշտ հարցնում է օգտագործողին հաստատման համար</text:span></text:p>
              </text:list-item>
              <text:list-item>
                <text:p text:style-name="P6"><text:span text:style-name="T5">rm -r dir (recursive)</text:span></text:p>
                <text:p text:style-name="P6"><text:span text:style-name="T5">Ռեկուսիվ (Recursively) կերպով հեռացնում է նշված file-երը կամ դիրեկտորիաները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0" presentation:class="page"/>
          <draw:frame presentation:style-name="pr8" draw:text-style-name="P10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date-time-name="dtd1">
        <office:forms form:automatic-focus="false" form:apply-design-mode="false"/>
        <draw:frame presentation:style-name="pr6" draw:text-style-name="P18" draw:layer="layout" svg:width="28.749cm" svg:height="2.867cm" svg:x="1.599cm" svg:y="0.799cm" presentation:class="title" presentation:user-transformed="true">
          <draw:text-box>
            <text:p text:style-name="P6"><text:span text:style-name="T15">Ստեղծել/Դիտել file-եր և դիրեկտորիաներ</text:span></text:p>
          </draw:text-box>
        </draw:frame>
        <draw:frame presentation:style-name="pr18" draw:text-style-name="P22" draw:layer="layout" svg:width="30.745cm" svg:height="14.057cm" svg:x="1.505cm" svg:y="4.11cm" presentation:class="outline" presentation:user-transformed="true">
          <draw:text-box>
            <text:p text:style-name="P8"><text:span text:style-name="T16">mkdir, touch, cat, echo</text:span></text:p>
            <text:list text:style-name="L6">
              <text:list-item>
                <text:p text:style-name="P19"><text:span text:style-name="T17">mkdir &lt;path&gt; - Ստեղծում է նոր դիրեկտորիա </text:span></text:p>
              </text:list-item>
              <text:list-item>
                <text:p text:style-name="P19"><text:span text:style-name="T17">touch &lt;file&gt; - Ստեղծում է դատարկ file։ Եթե file-ը արդեն իսկ գոյություն ունի, այն փոխում է տվյալ ֆայլի վերջին փոփոխության ամսաթիվը</text:span></text:p>
              </text:list-item>
              <text:list-item>
                <text:p text:style-name="P19"><text:span text:style-name="T17">cat &lt;file&gt; - &lt;file&gt;-ի պարունակությունը տպում է ստանդարտ ելքային հոսքում (standard output stream)</text:span></text:p>
              </text:list-item>
              <text:list-item>
                <text:p text:style-name="P19"><text:span text:style-name="T17">echo &lt;something&gt; - տպում է <text:s/>&lt;something&gt; ստանդարտ ելքային հոսքում .</text:span></text:p>
              </text:list-item>
            </text:list>
            <text:p text:style-name="P20"><text:span text:style-name="T10">Օրինակներ:</text:span></text:p>
            <text:list text:continue-numbering="true" text:style-name="L6">
              <text:list-item>
                <text:p text:style-name="P21"><text:span text:style-name="T17">“</text:span><text:span text:style-name="T17">mkdir ~/test” - ստեղծում է <text:s/>“test” դիրեկտորիան (directory) ընթացիկ օգտատերի home դիրեկտորիայում</text:span></text:p>
              </text:list-item>
              <text:list-item>
                <text:p text:style-name="P21"><text:span text:style-name="T17">“</text:span><text:span text:style-name="T17">touch ~/test/file.txt” - ստեղծում է “file.txt” ֆայլը </text:span></text:p>
              </text:list-item>
              <text:list-item>
                <text:p text:style-name="P21"><text:span text:style-name="T17">“</text:span><text:span text:style-name="T17">cat /etc/issue” - Տպում է <text:s/>“/etc/issue” file-ի պարունակությունը</text:span></text:p>
              </text:list-item>
              <text:list-item>
                <text:p text:style-name="P21"><text:span text:style-name="T17">“</text:span><text:span text:style-name="T17">echo “You are logged in as $USER” - տպում է հաղորդագրությունը $USER-ը փոխարինելով ընթացիկ օգտագործողի անունով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1" presentation:class="page"/>
          <draw:frame presentation:style-name="pr8" draw:text-style-name="P3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date-time-name="dtd1">
        <office:forms form:automatic-focus="false" form:apply-design-mode="false"/>
        <draw:frame presentation:style-name="pr6" draw:text-style-name="P6" draw:layer="layout" svg:width="28.749cm" svg:height="2.867cm" svg:x="1.599cm" svg:y="0.799cm" presentation:class="title" presentation:user-transformed="true">
          <draw:text-box>
            <text:p text:style-name="P6">Ֆայլերի ցուցադրում</text:p>
          </draw:text-box>
        </draw:frame>
        <draw:frame presentation:style-name="pr19" draw:text-style-name="P6" draw:layer="layout" svg:width="28.84cm" svg:height="12.501cm" svg:x="1.905cm" svg:y="5.08cm" presentation:class="outline" presentation:user-transformed="true">
          <draw:text-box>
            <text:p text:style-name="P6"><text:span text:style-name="T5">Մի քանի տարբերակ, թե ինչպես ցուցադրել file-երը</text:span></text:p>
            <text:list text:style-name="L4">
              <text:list-item>
                <text:p text:style-name="P6"><text:span text:style-name="T5">cat file1 file2 file3 ...</text:span></text:p>
                <text:p text:style-name="P6"><text:span text:style-name="T5">Տպում է տրված file-երի պարունակությունը </text:span></text:p>
              </text:list-item>
              <text:list-item>
                <text:p text:style-name="P6"><text:span text:style-name="T5">more file1 file2 file3 ...</text:span></text:p>
                <text:p text:style-name="P6"><text:span text:style-name="T5">հարցնում է օգտատերին շարունակել ամեն անգամ, երբ էկրանը լի է, ինչպես նաև կարող է անցնել առաջին գտնված փնտրվող բառին</text:span></text:p>
              </text:list-item>
              <text:list-item>
                <text:p text:style-name="P6"><text:span text:style-name="T5">less file1 file2 file3 …</text:span></text:p>
                <text:p text:style-name="P6"><text:span text:style-name="T5">Արդյոք ավելի, քան ավելի քիչ (less)</text:span></text:p>
                <text:p text:style-name="P6"><text:span text:style-name="T5">Չի կարդում ամբողջ file-ը մինչև սկսել տպելը</text:span></text:p>
                <text:p text:style-name="P6"><text:span text:style-name="T5">Ապահովում է file-ում ետ-առաջ շրջելը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2" presentation:class="page"/>
          <draw:frame presentation:style-name="pr8" draw:text-style-name="P10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date-time-name="dtd1">
        <office:forms form:automatic-focus="false" form:apply-design-mode="false"/>
        <draw:frame presentation:style-name="pr6" draw:text-style-name="P6" draw:layer="layout" svg:width="28.749cm" svg:height="2.867cm" svg:x="1.599cm" svg:y="0.799cm" presentation:class="title" presentation:user-transformed="true">
          <draw:text-box>
            <text:p text:style-name="P6">Head և Tail հրամաններ</text:p>
          </draw:text-box>
        </draw:frame>
        <draw:frame presentation:style-name="pr20" draw:text-style-name="P6" draw:layer="layout" svg:width="28.84cm" svg:height="16.153cm" svg:x="1.005cm" svg:y="4.085cm" presentation:class="outline" presentation:user-transformed="true">
          <draw:text-box>
            <text:list text:style-name="L4">
              <text:list-item>
                <text:p text:style-name="P6"><text:span text:style-name="T5">head [-&lt;n&gt;] &lt;file&gt;</text:span></text:p>
                <text:p text:style-name="P6"><text:span text:style-name="T5">Ցուցադրում է տրված file-ի առաջին &lt;n&gt; տողերը (կամ լռության սկզբունքով առաջին 10-ը)։</text:span></text:p>
                <text:p text:style-name="P6"><text:span text:style-name="T5">Կարիք չունի բացել ամբողջ file-ը, որպեսզի անի դա։</text:span></text:p>
              </text:list-item>
              <text:list-item>
                <text:p text:style-name="P6"><text:span text:style-name="T5">tail [&lt;-n&gt;] &lt;file&gt; ցուցադրում է տրված file-ի վերջին <text:s/>&lt;n&gt; տողերը (կամ ըստ լռելյան առաջին 10-ը).</text:span></text:p>
                <text:p text:style-name="P6"><text:span text:style-name="T5">Կարիք չկա RAM-ում բեռնելու ամբողջ file-ը, շատ կիրառվող է մեծ file-երի համար։</text:span></text:p>
              </text:list-item>
              <text:list-item>
                <text:p text:style-name="P6"><text:span text:style-name="T4">tail -f &lt;file&gt;</text:span></text:p>
                <text:p text:style-name="P6"><text:span text:style-name="T5">(f: follow- հետևել). Ցուցադրում է տրված file-ի վերջին 10 տողերը և շարհունակում է <text:s/>ցուցադրել նոր տողեր, երբ նրանք ավելանում են file-ին։</text:span></text:p>
                <text:p text:style-name="P6"><text:span text:style-name="T5">Շատ կիրառվող են,օրինակ, log file-երի փոփոխությանը հետևելու համար։</text:span></text:p>
                <text:p text:style-name="P6"><text:span text:style-name="T4"/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43.992cm" svg:height="32.994cm" svg:x="-21.996cm" svg:y="-14.478cm" draw:page-number="13" presentation:class="page"/>
          <draw:frame presentation:style-name="pr8" draw:text-style-name="P10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presentation:use-date-time-name="dtd1">
        <office:forms form:automatic-focus="false" form:apply-design-mode="false"/>
        <draw:frame presentation:style-name="pr6" draw:text-style-name="P6" draw:layer="layout" svg:width="28.749cm" svg:height="2.867cm" svg:x="1.599cm" svg:y="0.799cm" presentation:class="title" presentation:user-transformed="true">
          <draw:text-box>
            <text:p text:style-name="P6"><text:s/>Grep հրամանը</text:p>
          </draw:text-box>
        </draw:frame>
        <draw:frame presentation:style-name="pr21" draw:text-style-name="P23" draw:layer="layout" svg:width="29.475cm" svg:height="14.8cm" svg:x="1.405cm" svg:y="3.885cm" presentation:class="outline" presentation:user-transformed="true">
          <draw:text-box>
            <text:list text:style-name="L4">
              <text:list-item>
                <text:p text:style-name="P23"><text:span text:style-name="T5">grep &lt;pattern&gt; &lt;files&gt;</text:span></text:p>
              </text:list-item>
              <text:list-item>
                <text:p text:style-name="P23"><text:span text:style-name="T10">Դիտարկում են տրված file-երը և ցուցադրում այն տողերը, որոնք համապատասխանում են տրված բնութագրին (pattern)</text:span></text:p>
              </text:list-item>
              <text:list-item>
                <text:p text:style-name="P23"><text:span text:style-name="T5">grep error *.log</text:span></text:p>
                <text:p text:style-name="P23"><text:span text:style-name="T10">ցուցադրում է բոլոր տողերը, որոնք պարունակում են error տեքստը *.log file-երում։</text:span></text:p>
              </text:list-item>
              <text:list-item>
                <text:p text:style-name="P23"><text:span text:style-name="T5">grep -i error *.log</text:span></text:p>
                <text:p text:style-name="P23"><text:span text:style-name="T10">նույնը, բայց հաշվի չառնելով ռեգիստը (մեծատառ-փոքրատառ)</text:span></text:p>
              </text:list-item>
              <text:list-item>
                <text:p text:style-name="P23"><text:span text:style-name="T5">grep -ri error .</text:span></text:p>
                <text:p text:style-name="P23"><text:span text:style-name="T10">նույնը, բայց ռեկուրսիվ (recursively) տարբերակով բոլոր file-երում և նրանց ենթադիրեկտորիաներում</text:span></text:p>
              </text:list-item>
              <text:list-item>
                <text:p text:style-name="P23"><text:span text:style-name="T5">grep -v info *.log</text:span></text:p>
                <text:p text:style-name="P23"><text:span text:style-name="T10">Ելքագրում է ֆայլերի բոլոր տողերը, բացառությամբ</text:span><text:span text:style-name="T10"><text:line-break/></text:span><text:span text:style-name="T10">նրանց, որոնք պարունակում են info բառը։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4" presentation:class="page"/>
          <draw:frame presentation:style-name="pr8" draw:text-style-name="P10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date-time-name="dtd1">
        <office:forms form:automatic-focus="false" form:apply-design-mode="false"/>
        <draw:frame presentation:style-name="pr6" draw:text-style-name="P6" draw:layer="layout" svg:width="28.749cm" svg:height="2.867cm" svg:x="1.599cm" svg:y="0.799cm" presentation:class="title" presentation:user-transformed="true">
          <draw:text-box>
            <text:p text:style-name="P6">Sort հրամանը</text:p>
          </draw:text-box>
        </draw:frame>
        <draw:frame presentation:style-name="pr22" draw:text-style-name="P6" draw:layer="layout" svg:width="28.84cm" svg:height="10.718cm" svg:x="1.005cm" svg:y="4.285cm" presentation:class="outline" presentation:user-transformed="true">
          <draw:text-box>
            <text:list text:style-name="L4">
              <text:list-item>
                <text:p text:style-name="P6"><text:span text:style-name="T4">sort &lt;file&gt;</text:span></text:p>
              </text:list-item>
              <text:list-item>
                <text:p text:style-name="P6"><text:span text:style-name="T4">Դասավորում է տրված file-ի տողերը այբբենական (character) կարգով և արտատպում նրանց</text:span></text:p>
              </text:list-item>
              <text:list-item>
                <text:p text:style-name="P6"><text:span text:style-name="T4">sort -r &lt;file&gt;</text:span></text:p>
                <text:p text:style-name="P6"><text:span text:style-name="T4">նույն է, բայց հակառակ (revert) կարգով</text:span></text:p>
              </text:list-item>
              <text:list-item>
                <text:p text:style-name="P6"><text:span text:style-name="T4">sort -ru &lt;file&gt;</text:span></text:p>
                <text:p text:style-name="P6"><text:span text:style-name="T4">u: unique-ունիկալ։ Նույն է, բայց միայն նույնական տողերը արտատպում է մեկ անգամ.</text:span></text:p>
                <text:p text:style-name="P6"><text:span text:style-name="T4"/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5" presentation:class="page"/>
          <draw:frame presentation:style-name="pr8" draw:text-style-name="P10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date-time-name="dtd1">
        <office:forms form:automatic-focus="false" form:apply-design-mode="false"/>
        <draw:frame presentation:style-name="pr6" draw:text-style-name="P6" draw:layer="layout" svg:width="28.749cm" svg:height="2.867cm" svg:x="1.599cm" svg:y="0.799cm" presentation:class="title" presentation:user-transformed="true">
          <draw:text-box>
            <text:p text:style-name="P6">Ստանդարտ ելք (Standard output)</text:p>
          </draw:text-box>
        </draw:frame>
        <draw:frame presentation:style-name="pr23" draw:text-style-name="P6" draw:layer="layout" svg:width="28.84cm" svg:height="13.335cm" svg:x="1.005cm" svg:y="4.285cm" presentation:class="outline" presentation:user-transformed="true">
          <draw:text-box>
            <text:list text:style-name="L4">
              <text:list-header>
                <text:p text:style-name="P6"><text:span text:style-name="T4">Մի փոքր ավելի մանրամասն հրամանների ելքի (output)-ի մասին</text:span></text:p>
              </text:list-header>
              <text:list-item>
                <text:p text:style-name="P6"><text:span text:style-name="T4">Բոլոր հրամանները արտատպում են տեքստ տերմինալում (terminal )՝ գրելով իրենց ստանդարտ ելքի վրա (output).</text:span></text:p>
              </text:list-item>
              <text:list-item>
                <text:p text:style-name="P6"><text:span text:style-name="T4">Ստանդարտ ելքը կարող է գրվել (ուղղորդվել) file-ում <text:s/>օգտագործելով &gt; սիմվոլը։</text:span></text:p>
                <text:list>
                  <text:list-item>
                    <text:p text:style-name="P12"><text:span text:style-name="T4">Այս դեպքում նպատակային ֆայլը ստեղծվում է, առկայության դեպքում ջնջվում է իր պարունակությունը և գրվում վրայից (overwrite)</text:span></text:p>
                  </text:list-item>
                </text:list>
              </text:list-item>
              <text:list-item>
                <text:p text:style-name="P6"><text:span text:style-name="T4">Ստանդարտ ելքը կարող է ավելացվել (append) արդեն իսկ գոյություն ունեցող file-ին օգտագործելով <text:s/>&gt;&gt; սիմվոլը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6" presentation:class="page"/>
          <draw:frame presentation:style-name="pr8" draw:text-style-name="P10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date-time-name="dtd1">
        <office:forms form:automatic-focus="false" form:apply-design-mode="false"/>
        <draw:frame presentation:style-name="pr6" draw:text-style-name="P6" draw:layer="layout" svg:width="28.749cm" svg:height="2.867cm" svg:x="1.599cm" svg:y="0.799cm" presentation:class="title" presentation:user-transformed="true">
          <draw:text-box>
            <text:p text:style-name="P6">Pipe-երը</text:p>
          </draw:text-box>
        </draw:frame>
        <draw:frame presentation:style-name="pr24" draw:text-style-name="P6" draw:layer="layout" svg:width="28.84cm" svg:height="9.922cm" svg:x="1.005cm" svg:y="4.285cm" presentation:class="outline" presentation:user-transformed="true">
          <draw:text-box>
            <text:list text:style-name="L4">
              <text:list-item>
                <text:p text:style-name="P6"><text:span text:style-name="T4">Unix pipe-երը շատ օգտագործվող են, որպեսզի ուղղորդվեն հրամանի ստանդարտ ելքը մեկ այլ հրամանի մուտքին։</text:span></text:p>
              </text:list-item>
              <text:list-item>
                <text:p text:style-name="P6"><text:span text:style-name="T4">Օրինակներ</text:span></text:p>
                <text:list>
                  <text:list-item>
                    <text:p text:style-name="P12"><text:span text:style-name="T4">ls -l | grep .png</text:span></text:p>
                  </text:list-item>
                  <text:list-item>
                    <text:p text:style-name="P12"><text:span text:style-name="T4">cat *.log | grep -i error | sort</text:span></text:p>
                  </text:list-item>
                  <text:list-item>
                    <text:p text:style-name="P12"><text:span text:style-name="T4">grep -ri error . | grep -v “ignored” | sort -u \ &gt; strong-errors.log</text:span></text:p>
                  </text:list-item>
                  <text:list-item>
                    <text:p text:style-name="P12"><text:span text:style-name="T4">cat /home/*/homework.txt | grep mark | more</text:span></text:p>
                  </text:list-item>
                </text:list>
              </text:list-item>
              <text:list-item>
                <text:p text:style-name="P6"><text:span text:style-name="T4">Սա ամենահզոր առանձնահատկությունն է Unix shell-ում։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7" presentation:class="page"/>
          <draw:frame presentation:style-name="pr8" draw:text-style-name="P10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 presentation:use-date-time-name="dtd1">
        <office:forms form:automatic-focus="false" form:apply-design-mode="false"/>
        <draw:frame presentation:style-name="pr6" draw:text-style-name="P13" draw:layer="layout" svg:width="28.749cm" svg:height="2.867cm" svg:x="1.599cm" svg:y="0.799cm" presentation:class="title" presentation:user-transformed="true">
          <draw:text-box>
            <text:p text:style-name="P6"><text:span text:style-name="T7">Ստանդարտ սխալի ելք (standart error output)</text:span></text:p>
          </draw:text-box>
        </draw:frame>
        <draw:frame presentation:style-name="pr25" draw:text-style-name="P6" draw:layer="layout" svg:width="28.84cm" svg:height="13.565cm" svg:x="1.005cm" svg:y="4.285cm" presentation:class="outline" presentation:user-transformed="true">
          <draw:text-box>
            <text:list text:style-name="L4">
              <text:list-item>
                <text:p text:style-name="P6"><text:span text:style-name="T4">Սխալի հաղորդագրությունները սովորաբար արտատպվում են (եթե ծրագիրը լավ գրված է) դեպի ստանդարտ սխալ, ստանդարտ ելքի (output) փոխարեն.</text:span></text:p>
              </text:list-item>
              <text:list-item>
                <text:p text:style-name="P6"><text:span text:style-name="T4">Ստանդարտ սխալները կարող են վերահղվել <text:s/>2&gt; կամ <text:s/>2&gt;&gt; միջոցով։</text:span></text:p>
              </text:list-item>
              <text:list-item>
                <text:p text:style-name="P6"><text:span text:style-name="T4">օրինակ:</text:span></text:p>
                <text:p text:style-name="P6"><text:span text:style-name="T4">cat f1 f2 nofile &gt; newfile 2&gt; errfile</text:span></text:p>
              </text:list-item>
              <text:list-item>
                <text:p text:style-name="P6"><text:span text:style-name="T4">Նշում․ 1-ը <text:s/>դեսկրիպտոր է (descriptor) ստանդարտ ելքի համար, այնպես որ <text:s/>1&gt; -ը հավասար է <text:s/>&gt;</text:span></text:p>
              </text:list-item>
              <text:list-item>
                <text:p text:style-name="P6"><text:span text:style-name="T4">Կարելի է վերահղել <text:s/>ստանդարտ ելքը, ինչպես նաև ստանդարտ սխալը՝ նույն file-ում օգտագործելով &amp;&gt;</text:span></text:p>
                <text:p text:style-name="P6"><text:span text:style-name="T4">cat f1 f2 nofile &amp;&gt; wholefile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8" presentation:class="page"/>
          <draw:frame presentation:style-name="pr8" draw:text-style-name="P10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19" draw:style-name="dp1" draw:master-page-name="Title1" presentation:presentation-page-layout-name="AL1T0">
        <office:forms form:automatic-focus="false" form:apply-design-mode="false"/>
        <draw:frame presentation:style-name="pr26" draw:text-style-name="P25" draw:layer="layout" svg:width="27.2cm" svg:height="3.387cm" svg:x="2.666cm" svg:y="9.775cm" presentation:class="title" presentation:user-transformed="true">
          <draw:text-box>
            <text:p text:style-name="P24"><text:span text:style-name="T18">Շնորհակալություն</text:span><text:span text:style-name="T18"><text:line-break/></text:span><text:span text:style-name="T18"/></text:p>
          </draw:text-box>
        </draw:frame>
        <draw:frame presentation:style-name="pr27" draw:text-style-name="P4" draw:layer="layout" svg:width="22.4cm" svg:height="2.005cm" svg:x="5.08cm" svg:y="13.871cm">
          <draw:text-box>
            <text:p text:style-name="P3"><text:span text:style-name="T2"><text:a xlink:href="http://instigate-training-center.am/" xlink:type="simple">instigate-training-center.am</text:a>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-name="Transparency_20_1" draw:fill-image-width="0cm" draw:fill-image-height="0cm" draw:textarea-horizontal-align="right" draw:fit-to-contour="true" fo:padding-top="0cm" fo:padding-bottom="0cm" fo:padding-left="0cm" fo:padding-right="0cm" draw:shadow="hidden" draw:shadow-offset-x="0.305cm" draw:shadow-offset-y="0.305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0pt" fo:language="en" fo:country="US" style:language-asian="en" style:country-asian="US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size="22pt" fo:font-style="normal" fo:text-shadow="none" style:text-underline-style="none" fo:font-weight="normal" style:font-size-asian="22pt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size="38pt" fo:font-style="normal" fo:text-shadow="none" style:text-underline-style="none" fo:font-weight="normal" style:font-size-asian="38pt" style:font-style-asian="normal" style:font-weight-asian="normal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size="22pt" fo:font-style="normal" fo:text-shadow="none" style:text-underline-style="none" fo:font-weight="normal" style:font-size-asian="22pt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size="38pt" fo:font-style="normal" fo:text-shadow="none" style:text-underline-style="none" fo:font-weight="normal" style:font-size-asian="38pt" style:font-style-asian="normal" style:font-weight-asian="normal" style:font-size-complex="38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6.801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24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2cm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8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33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100%" fo:text-align="start" fo:text-indent="0cm" style:punctuation-wrap="hanging" style:line-break="stric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Symbol" style:font-pitch="variable" style:font-charset="x-symbol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style:style style:name="MT3" style:family="text">
      <style:text-properties fo:color="#000000" fo:font-family="Albany" style:font-style-name="Standard" style:font-family-generic="swiss" style:font-pitch="variable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style:style style:name="MT4" style:family="text">
      <style:text-properties fo:color="#000000" fo:font-family="Albany" style:font-style-name="Standard" style:font-family-generic="swiss" style:font-pitch="variable" fo:font-size="14pt" fo:language="en" fo:country="GB" fo:font-weight="normal" style:font-family-asian="Symbol" style:font-pitch-asian="variable" style:font-charset-asian="x-symbol" style:font-size-asian="14pt" style:font-weight-asian="normal" style:font-family-complex="Symbol" style:font-pitch-complex="variable" style:font-charset-complex="x-symbol" style:font-size-complex="14pt" style:font-weight-complex="normal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6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28.773cm" svg:height="11.6cm" svg:x="1.599cm" svg:y="4.665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layer="backgroundobjects" svg:width="10.023cm" svg:height="1.243cm" svg:x="10.795cm" svg:y="17.807cm" presentation:class="footer">
        <draw:text-box>
          <text:p><presentation:footer/></text:p>
        </draw:text-box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7.439cm" svg:height="1.311cm" svg:x="23.495cm" svg:y="18.374cm" presentation:class="page-number">
        <draw:text-box>
          <text:p text:style-name="MP1"><text:page-number>&lt;number&gt;</text:page-number></text:p>
        </draw:text-box>
      </draw:frame>
      <draw:frame draw:style-name="Mgr5" draw:text-style-name="MP7" draw:layer="backgroundobjects" svg:width="3.423cm" svg:height="2.437cm" svg:x="27.306cm" svg:y="17.445cm">
        <draw:image xlink:href="Pictures/100002010000061E00000559248150B9.png" xlink:type="simple" xlink:show="embed" xlink:actuate="onLoad">
          <text:p/>
        </draw:image>
      </draw:frame>
      <draw:frame presentation:style-name="Mpr3" draw:text-style-name="MP9" draw:layer="backgroundobjects" svg:width="13.198cm" svg:height="1.243cm" svg:x="1.41cm" svg:y="18.819cm">
        <draw:text-box>
          <text:p text:style-name="MP8"><text:span text:style-name="MT2"></text:span><text:span text:style-name="MT3"> </text:span><text:span text:style-name="MT4">Ինստիգեյթ ուսումնական կենտրոն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7.194cm" svg:height="3.113cm" svg:x="2.665cm" svg:y="9.776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8.795cm" svg:height="11.6cm" svg:x="1.599cm" svg:y="4.68cm" presentation:class="outline" presentation:placeholder="true">
        <draw:text-box/>
      </draw:frame>
      <draw:frame draw:style-name="Mgr5" draw:text-style-name="MP7" draw:layer="backgroundobjects" svg:width="3.423cm" svg:height="2.437cm" svg:x="27.304cm" svg:y="17.446cm">
        <draw:image xlink:href="Pictures/100002010000061E00000559248150B9.png" xlink:type="simple" xlink:show="embed" xlink:actuate="onLoad">
          <text:p/>
        </draw:image>
      </draw:frame>
      <draw:frame draw:style-name="Mgr5" draw:text-style-name="MP7" draw:layer="backgroundobjects" svg:width="32.004cm" svg:height="9.144cm" svg:x="0.019cm" svg:y="0cm">
        <draw:image xlink:href="Pictures/10000000000003C000000149DDA4D64C.jpg" xlink:type="simple" xlink:show="embed" xlink:actuate="onLoad">
          <text:p/>
        </draw:image>
      </draw:frame>
      <draw:frame draw:style-name="Mgr5" draw:text-style-name="MP7" draw:layer="backgroundobjects" svg:width="8.563cm" svg:height="7.486cm" svg:x="11.717cm" svg:y="0.635cm">
        <draw:image xlink:href="Pictures/100002010000061E00000559248150B9.png" xlink:type="simple" xlink:show="embed" xlink:actuate="onLoad">
          <text:p/>
        </draw:image>
      </draw:frame>
      <draw:frame presentation:style-name="Mpr4" draw:text-style-name="MP9" draw:layer="backgroundobjects" svg:width="13.198cm" svg:height="1.243cm" svg:x="1.408cm" svg:y="18.818cm">
        <draw:text-box>
          <text:p text:style-name="MP8"><text:span text:style-name="MT2"></text:span><text:span text:style-name="MT3"> </text:span><text:span text:style-name="MT4">Ինստիգեյթ ուսումնական կենտրոն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28.799cm" svg:height="3.339cm" svg:x="1.6cm" svg:y="0.798cm" presentation:class="title" presentation:placeholder="true">
        <draw:text-box/>
      </draw:frame>
      <draw:frame presentation:style-name="Default_20_1-outline1" draw:layer="backgroundobjects" svg:width="28.799cm" svg:height="11.6cm" svg:x="1.6cm" svg:y="4.68cm" presentation:class="outline" presentation:placeholder="true">
        <draw:text-box/>
      </draw:frame>
      <draw:frame presentation:style-name="Mpr5" draw:text-style-name="MP2" draw:layer="backgroundobjects" svg:width="7.455cm" svg:height="1.379cm" svg:x="1.6cm" svg:y="18.22cm" presentation:class="date-time">
        <draw:text-box>
          <text:p text:style-name="MP2"><text:span text:style-name="MT1"><presentation:date-time/></text:span></text:p>
        </draw:text-box>
      </draw:frame>
      <draw:frame presentation:style-name="Mpr5" draw:text-style-name="MP10" draw:layer="backgroundobjects" svg:width="10.143cm" svg:height="1.379cm" svg:x="10.944cm" svg:y="18.22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4" draw:layer="backgroundobjects" svg:width="7.455cm" svg:height="1.379cm" svg:x="22.944cm" svg:y="18.22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026cm" presentation:class="page"/>
        <draw:frame presentation:style-name="Default_20_1-notes" draw:layer="backgroundobjects" svg:width="16.255cm" svg:height="12cm" svg:x="2.032cm" svg:y="12.668cm" presentation:class="notes" presentation:placeholder="true">
          <draw:text-box/>
        </draw:frame>
        <draw:frame presentation:style-name="Mpr6" draw:text-style-name="MP2" draw:layer="backgroundobjects" svg:width="8.817cm" svg:height="1.332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8.817cm" svg:height="1.332cm" svg:x="11.502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7" draw:text-style-name="MP2" draw:layer="backgroundobjects" svg:width="8.817cm" svg:height="1.332cm" svg:x="0cm" svg:y="25.337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8.817cm" svg:height="1.332cm" svg:x="11.502cm" svg:y="25.337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6-08-25T01:56:29</meta:creation-date>
    <dc:date>2014-06-23T16:43:58</dc:date>
    <meta:print-date>2006-08-25T01:56:29</meta:print-date>
    <meta:editing-cycles>190</meta:editing-cycles>
    <meta:editing-duration>P1DT15H1M33S</meta:editing-duration>
    <dc:creator>employee </dc:creator>
    <meta:document-statistic meta:object-count="126"/>
    <meta:user-defined meta:name="Info 1"/>
    <meta:user-defined meta:name="Info 2"/>
    <meta:user-defined meta:name="Info 3"/>
    <meta:user-defined meta:name="Info 4"/>
  </office:meta>
</office:document-meta>
</file>